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Heading_20_1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 text:name="SNU3_DEVELOPER_LOG_DAY_438"/>SNU developer log day 438</text:h>
      <text:p text:style-name="P1">I took an extra hour off today, so I could spend more time with my family. I did update the site, I had a lot more planned, but I couldn't get to everything. I updated documentation, and tested WebVTT. Unfortunately, the video issue is fixed, but now subtitles don't work due to a "security" issue. I will need to do more research on this. Along with this, I continued to update the Greylist, and the COVID-19 disease research article.</text:p>
      <text:p text:style-name="P1">I was planning on doing an Internet Museum update today as well, but I decided it was best not to, so I could have more time for other projects. I wouldn't have the time for it today anyway. My next goal with it is to make video pages for all videos. I also planned syntax updates to each page. I had a short day for development, not much was done. I should have more time tomorrow.</text:p>
      <text:p text:style-name="Text_20_body"><text:span text:style-name="T1">Sean Patrick Myrick on April 12th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3T14:51:00.593000000</meta:creation-date>
    <dc:date>2020-04-13T14:51:23.715000000</dc:date>
    <meta:editing-duration>PT24S</meta:editing-duration>
    <meta:editing-cycles>1</meta:editing-cycles>
    <meta:document-statistic meta:table-count="0" meta:image-count="0" meta:object-count="0" meta:page-count="1" meta:paragraph-count="4" meta:word-count="167" meta:character-count="880" meta:non-whitespace-character-count="717"/>
    <meta:generator>LibreOffice/6.1.2.1$Windows_X86_64 LibreOffice_project/65905a128db06ba48db947242809d14d3f9a93fe</meta:generator>
  </office:meta>
</office:document-meta>
</file>